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P2" style:family="paragraph" style:parent-style-name="Standard">
      <style:text-properties officeooo:rsid="0015ede1"/>
    </style:style>
    <style:style style:name="P3" style:family="paragraph" style:parent-style-name="Standard">
      <style:text-properties officeooo:rsid="0015ede1" officeooo:paragraph-rsid="0015ede1"/>
    </style:style>
    <style:style style:name="P4" style:family="paragraph" style:parent-style-name="Standard">
      <style:text-properties officeooo:rsid="001938fd"/>
    </style:style>
    <style:style style:name="P5" style:family="paragraph" style:parent-style-name="Standard">
      <style:text-properties officeooo:rsid="001938fd" officeooo:paragraph-rsid="001938fd"/>
    </style:style>
    <style:style style:name="P6" style:family="paragraph" style:parent-style-name="Standard">
      <style:text-properties officeooo:rsid="001938fd" officeooo:paragraph-rsid="001fb6a2"/>
    </style:style>
    <style:style style:name="P7" style:family="paragraph" style:parent-style-name="Standard">
      <style:text-properties officeooo:rsid="001938fd" officeooo:paragraph-rsid="00228f9e"/>
    </style:style>
    <style:style style:name="P8" style:family="paragraph" style:parent-style-name="Standard">
      <style:text-properties officeooo:rsid="001fb6a2" officeooo:paragraph-rsid="001fb6a2"/>
    </style:style>
    <style:style style:name="P9" style:family="paragraph" style:parent-style-name="Standard">
      <style:text-properties officeooo:rsid="0021c46f" officeooo:paragraph-rsid="0021c46f"/>
    </style:style>
    <style:style style:name="P10" style:family="paragraph" style:parent-style-name="Standard">
      <style:text-properties officeooo:rsid="00228f9e" officeooo:paragraph-rsid="00228f9e"/>
    </style:style>
    <style:style style:name="P11" style:family="paragraph" style:parent-style-name="Standard">
      <style:text-properties officeooo:rsid="00237297" officeooo:paragraph-rsid="00228f9e"/>
    </style:style>
    <style:style style:name="P12" style:family="paragraph" style:parent-style-name="Standard">
      <style:text-properties style:font-name="Calibri" officeooo:rsid="002e2ba8" officeooo:paragraph-rsid="002e2ba8"/>
    </style:style>
    <style:style style:name="P13" style:family="paragraph" style:parent-style-name="Standard">
      <style:text-properties style:font-name="Calibri" officeooo:rsid="003360bd" officeooo:paragraph-rsid="003360bd"/>
    </style:style>
    <style:style style:name="P14" style:family="paragraph" style:parent-style-name="Standard">
      <style:text-properties officeooo:rsid="001938fd" officeooo:paragraph-rsid="001938fd"/>
    </style:style>
    <style:style style:name="P15" style:family="paragraph" style:parent-style-name="Standard">
      <style:text-properties style:font-name="Calibri" officeooo:rsid="003360bd" officeooo:paragraph-rsid="003360bd"/>
    </style:style>
    <style:style style:name="P16" style:family="paragraph" style:parent-style-name="Standard">
      <style:text-properties style:font-name="Calibri" officeooo:rsid="003360bd" officeooo:paragraph-rsid="003841c0"/>
    </style:style>
    <style:style style:name="P17" style:family="paragraph" style:parent-style-name="Standard">
      <style:text-properties style:font-name="Calibri" officeooo:rsid="00365102" officeooo:paragraph-rsid="003841c0"/>
    </style:style>
    <style:style style:name="P18" style:family="paragraph" style:parent-style-name="Standard">
      <style:text-properties style:font-name="Calibri" officeooo:rsid="00449513" officeooo:paragraph-rsid="00449513"/>
    </style:style>
    <style:style style:name="T1" style:family="text">
      <style:text-properties officeooo:rsid="001aa7ac"/>
    </style:style>
    <style:style style:name="T2" style:family="text">
      <style:text-properties officeooo:rsid="002f385d"/>
    </style:style>
    <style:style style:name="T3" style:family="text">
      <style:text-properties officeooo:rsid="003a1f8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2"/>
      <text:p text:style-name="P2"><draw:frame draw:style-name="fr2" draw:name="Object1" text:anchor-type="as-char" svg:y="-0.1547in" svg:width="1.4693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2" draw:name="Object2" text:anchor-type="as-char" svg:y="-0.1547in" svg:width="1.4063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7"><draw:frame draw:style-name="fr2" draw:name="Object23" text:anchor-type="as-char" svg:y="-0.1547in" svg:width="1.5193in" svg:height="0.1937in" draw:z-index="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3">a)</text:p>
      <text:p text:style-name="P3"/>
      <text:p text:style-name="P8">Formler:</text:p>
      <text:p text:style-name="P8"/>
      <text:p text:style-name="P8"><draw:frame draw:style-name="fr2" draw:name="Object16" text:anchor-type="as-char" svg:y="-0.1547in" svg:width="0.9118in" svg:height="0.2217in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8"/>
      <text:p text:style-name="P8"><draw:frame draw:style-name="fr2" draw:name="Object17" text:anchor-type="as-char" svg:y="-0.1547in" svg:width="0.9118in" svg:height="0.2217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/>
      <text:p text:style-name="P8"><draw:frame draw:style-name="fr2" draw:name="Object18" text:anchor-type="as-char" svg:y="-0.1547in" svg:width="1.3681in" svg:height="0.2217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8">Udregniner:</text:p>
      <text:p text:style-name="P3"/>
      <text:p text:style-name="P3"><draw:frame draw:style-name="fr2" draw:name="Object4" text:anchor-type="as-char" svg:y="-0.1547in" svg:width="2.0937in" svg:height="0.1937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<draw:frame draw:style-name="fr2" draw:name="Object5" text:anchor-type="as-char" svg:y="-0.1547in" svg:width="2.0937in" svg:height="0.1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/>
      <text:p text:style-name="P3"><draw:frame draw:style-name="fr2" draw:name="Object6" text:anchor-type="as-char" svg:y="-0.1547in" svg:width="1.0819in" svg:height="0.1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<draw:frame draw:style-name="fr2" draw:name="Object7" text:anchor-type="as-char" svg:y="-0.2535in" svg:width="0.7283in" svg:height="0.411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<draw:frame draw:style-name="fr2" draw:name="Object8" text:anchor-type="as-char" svg:y="-0.1547in" svg:width="0.5902in" svg:height="0.1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3"><draw:frame draw:style-name="fr2" draw:name="Object10" text:anchor-type="as-char" svg:y="-0.1547in" svg:width="1.5339in" svg:height="0.1937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/>
      <text:p text:style-name="P3"><draw:frame draw:style-name="fr2" draw:name="Object9" text:anchor-type="as-char" svg:y="-0.1547in" svg:width="0.6016in" svg:height="0.1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><draw:frame draw:style-name="fr2" draw:name="Object11" text:anchor-type="as-char" svg:y="-0.1547in" svg:width="1.0992in" svg:height="0.2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5">b<text:span text:style-name="T1">)</text:span></text:p>
      <text:p text:style-name="P5"/>
      <text:p text:style-name="P8">Formler:</text:p>
      <text:p text:style-name="P8"/>
      <text:p text:style-name="P5"><draw:frame draw:style-name="fr2" draw:name="Object14" text:anchor-type="as-char" svg:y="-0.1547in" svg:width="0.9165in" svg:height="0.2217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5"><draw:frame draw:style-name="fr2" draw:name="Object15" text:anchor-type="as-char" svg:y="-0.1547in" svg:width="0.7602in" svg:height="0.1937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5"/>
      <text:p text:style-name="P5"><text:soft-page-break/><draw:frame draw:style-name="fr2" draw:name="Object13" text:anchor-type="as-char" svg:y="-0.2811in" svg:width="1.2252in" svg:height="0.4772in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8">Udregninger:</text:p>
      <text:p text:style-name="P5"/>
      <text:p text:style-name="P6"><draw:frame draw:style-name="fr2" draw:name="Object3" text:anchor-type="as-char" svg:y="-0.1547in" svg:width="1.5193in" svg:height="0.1937in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/>
      <text:p text:style-name="P5"><draw:frame draw:style-name="fr2" draw:name="Object12" text:anchor-type="as-char" svg:y="-0.1547in" svg:width="2.072in" svg:height="0.221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><draw:frame draw:style-name="fr2" draw:name="Object19" text:anchor-type="as-char" svg:y="-0.2626in" svg:width="2.7689in" svg:height="0.467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5"><draw:frame draw:style-name="fr2" draw:name="Object20" text:anchor-type="as-char" svg:y="-0.1547in" svg:width="0.6819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5"/>
      <text:p text:style-name="P9">c)</text:p>
      <text:p text:style-name="P9"/>
      <text:p text:style-name="P9"><draw:frame draw:style-name="fr2" draw:name="Object21" text:anchor-type="as-char" svg:y="-0.1756in" svg:width="1.5709in" svg:height="0.223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9"/>
      <text:p text:style-name="P9"><draw:frame draw:style-name="fr2" draw:name="Object24" text:anchor-type="as-char" svg:y="-0.1547in" svg:width="2.3547in" svg:height="0.2217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9"/>
      <text:p text:style-name="P9"><draw:frame draw:style-name="fr2" draw:name="Object25" text:anchor-type="as-char" svg:y="-0.1547in" svg:width="0.9181in" svg:height="0.193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9"/>
      <text:p text:style-name="P9"><draw:frame draw:style-name="fr2" draw:name="Object26" text:anchor-type="as-char" svg:y="-0.1756in" svg:width="2.1634in" svg:height="0.223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9"/>
      <text:p text:style-name="P10">d)</text:p>
      <text:p text:style-name="P11"/>
      <text:p text:style-name="P11"><draw:frame draw:style-name="fr2" draw:name="Object22" text:anchor-type="as-char" svg:y="-0.1484in" svg:width="0.3965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/>
      <text:p text:style-name="P11"><draw:frame draw:style-name="fr2" draw:name="Object27" text:anchor-type="as-char" svg:y="-0.1756in" svg:width="2.161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"/>
      <text:p text:style-name="P11"><draw:frame draw:style-name="fr2" draw:name="Object28" text:anchor-type="as-char" svg:y="-0.1756in" svg:width="2.822in" svg:height="0.223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"/>
      <text:p text:style-name="P11"><draw:frame draw:style-name="fr2" draw:name="Object29" text:anchor-type="as-char" svg:y="-0.1756in" svg:width="1.7402in" svg:height="0.21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1"/>
      <text:p text:style-name="P11"><draw:frame draw:style-name="fr2" draw:name="Object30" text:anchor-type="as-char" svg:y="-0.172in" svg:width="1.7693in" svg:height="0.2327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1"/>
      <text:p text:style-name="P11"><draw:frame draw:style-name="fr2" draw:name="Object31" text:anchor-type="as-char" svg:y="-0.2839in" svg:width="1.622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/>
      <text:p text:style-name="P11"><draw:frame draw:style-name="fr2" draw:name="Object32" text:anchor-type="as-char" svg:y="-0.1484in" svg:width="0.6811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1"/>
      <text:p text:style-name="P11"><draw:frame draw:style-name="fr2" draw:name="Object33" text:anchor-type="as-char" svg:y="-0.2965in" svg:width="3.6626in" svg:height="0.445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1"><text:soft-page-break/></text:p>
      <text:p text:style-name="P11"><draw:frame draw:style-name="fr2" draw:name="Object34" text:anchor-type="as-char" svg:y="-0.2583in" svg:width="1.7583in" svg:height="0.407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/>
      <text:p text:style-name="P11"><draw:frame draw:style-name="fr2" draw:name="Object35" text:anchor-type="as-char" svg:y="-0.2583in" svg:width="1.7339in" svg:height="0.407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/>
      <text:p text:style-name="P12">Vi vidste allerede at cirklen havde 2 skæringspunkter med y-aksen, men kunne også finde ud af det, ved at tjekke diskriminanten <text:span text:style-name="T2">er større end 0</text:span>:</text:p>
      <text:p text:style-name="P12"/>
      <text:p text:style-name="P12"><draw:frame draw:style-name="fr2" draw:name="Object36" text:anchor-type="as-char" svg:y="-0.172in" svg:width="2.9756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2"/>
      <text:p text:style-name="P13">e)</text:p>
      <text:p text:style-name="P13"/>
      <text:p text:style-name="P18">dis wong</text:p>
      <text:p text:style-name="P13"/>
      <text:p text:style-name="P13"><draw:frame draw:style-name="fr1" draw:name="Object41" text:anchor-type="as-char" svg:y="-0.1484in" svg:width="0.6929in" svg:height="0.1839in" draw:z-index="41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/>
      <text:p text:style-name="P16"><draw:frame draw:style-name="fr2" draw:name="Object38" text:anchor-type="as-char" svg:y="-0.1484in" svg:width="1.3161in" svg:height="0.1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6"/>
      <text:p text:style-name="P17"><draw:frame draw:style-name="fr1" draw:name="Object43" text:anchor-type="as-char" svg:y="-0.152in" svg:width="1.6008in" svg:height="0.2134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6"/>
      <text:p text:style-name="P16"><draw:frame draw:style-name="fr2" draw:name="Object37" text:anchor-type="as-char" svg:y="-0.1484in" svg:width="0.7571in" svg:height="0.1925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6"/>
      <text:p text:style-name="P13"><draw:frame draw:style-name="fr1" draw:name="Object39" text:anchor-type="as-char" svg:y="-0.2689in" svg:width="1.6098in" svg:height="0.4575in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3"/>
      <text:p text:style-name="P13"><draw:frame draw:style-name="fr1" draw:name="Object40" text:anchor-type="as-char" svg:y="-0.2598in" svg:width="2.4634in" svg:height="0.4484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3"/>
      <text:p text:style-name="P13"><draw:frame draw:style-name="fr1" draw:name="Object42" text:anchor-type="as-char" svg:y="-0.152in" svg:width="1.4862in" svg:height="0.2in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3">Dvs. linjen skære cirklen i 2 punkter</text:span></text:p>
      <text:p text:style-name="P13"/>
      <text:p text:style-name="P13"><draw:frame draw:style-name="fr1" draw:name="Object44" text:anchor-type="as-char" svg:y="-0.172in" svg:width="1.5665in" svg:height="0.2327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3"/>
      <text:p text:style-name="P13"><draw:frame draw:style-name="fr1" draw:name="Object45" text:anchor-type="as-char" svg:y="-0.172in" svg:width="2.5681in" svg:height="0.2193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3"/>
      <text:p text:style-name="P13"><draw:frame draw:style-name="fr1" draw:name="Object56" text:anchor-type="as-char" svg:y="-0.172in" svg:width="2.2126in" svg:height="0.2193in" draw:z-index="5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3"/>
      <text:p text:style-name="P13"><draw:frame draw:style-name="fr1" draw:name="Object46" text:anchor-type="as-char" svg:y="-0.172in" svg:width="3.8008in" svg:height="0.219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3"/>
      <text:p text:style-name="P13"><draw:frame draw:style-name="fr1" draw:name="Object47" text:anchor-type="as-char" svg:y="-0.172in" svg:width="3.4591in" svg:height="0.2075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3"/>
      <text:p text:style-name="P13"><draw:frame draw:style-name="fr1" draw:name="Object48" text:anchor-type="as-char" svg:y="-0.172in" svg:width="2.1299in" svg:height="0.2075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3"/>
      <text:p text:style-name="P13"><text:soft-page-break/><draw:frame draw:style-name="fr1" draw:name="Object49" text:anchor-type="as-char" svg:y="-0.2839in" svg:width="1.3547in" svg:height="0.4335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3"/>
      <text:p text:style-name="P13"><draw:frame draw:style-name="fr1" draw:name="Object50" text:anchor-type="as-char" svg:y="-0.2965in" svg:width="3.3555in" svg:height="0.445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3"/>
      <text:p text:style-name="P13"><draw:frame draw:style-name="fr1" draw:name="Object51" text:anchor-type="as-char" svg:y="-0.2583in" svg:width="1.5925in" svg:height="0.407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3"/>
      <text:p text:style-name="P13"><draw:frame draw:style-name="fr1" draw:name="Object52" text:anchor-type="as-char" svg:y="-0.2583in" svg:width="2.0799in" svg:height="0.4071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3"/>
      <text:p text:style-name="P13"><draw:frame draw:style-name="fr1" draw:name="Object53" text:anchor-type="as-char" svg:y="-0.2583in" svg:width="2.0492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3"/>
      <text:p text:style-name="P13"><draw:frame draw:style-name="fr1" draw:name="Object54" text:anchor-type="as-char" svg:y="-0.1484in" svg:width="1.9957in" svg:height="0.1839in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6797" officeooo:paragraph-rsid="003167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imon From Jakobs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1:38.190953117</meta:creation-date>
    <dc:date>2022-03-27T03:11:43.673413845</dc:date>
    <meta:editing-duration>PT4H9M30S</meta:editing-duration>
    <meta:editing-cycles>15</meta:editing-cycles>
    <meta:generator>LibreOffice/6.4.7.2$Linux_X86_64 LibreOffice_project/40$Build-2</meta:generator>
    <meta:document-statistic meta:table-count="0" meta:image-count="0" meta:object-count="55" meta:page-count="4" meta:paragraph-count="68" meta:word-count="52" meta:character-count="313" meta:non-whitespace-character-count="273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= ( 0,3,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P = A = ( x_1,  y_1) = ( 0,3,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P = ( x_1,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= ( x_1, y_1 ) = ( a, b ) = ( 0,3,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0</mn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0 - 0,3) sup 2 + ( y - 0,4 ) sup 2  = 0,36 sup 2</annotation>
  </semantics>
</math>
</file>

<file path=Object 28/content.xml><?xml version="1.0" encoding="utf-8"?>
<math xmlns="http://www.w3.org/1998/Math/MathML" display="block">
  <semantics>
    <mrow>
      <mrow>
        <msup>
          <mn>0,3</mn>
          <mn>2</mn>
        </msup>
        <mo stretchy="false">+</mo>
        <msup>
          <mi>y</mi>
          <mn>2</mn>
        </msup>
        <mo stretchy="false">+</mo>
        <msup>
          <mrow>
            <mo fence="true" stretchy="false">(</mo>
            <mrow>
              <mrow>
                <mo stretchy="false">−</mo>
                <mn>0,4</mn>
              </mrow>
            </mrow>
            <mo fence="true" stretchy="false">)</mo>
          </mrow>
          <mn>2</mn>
        </msup>
        <mo stretchy="false">−</mo>
        <mrow>
          <mn>2</mn>
          <mo stretchy="false">⋅</mo>
          <mrow>
            <mo stretchy="false">−</mo>
            <mn>0,4</mn>
          </mrow>
          <mo stretchy="false">⋅</mo>
          <mi>y</mi>
        </mrow>
      </mrow>
      <mo stretchy="false">=</mo>
      <msup>
        <mn>0,36</mn>
        <mn>2</mn>
      </msup>
    </mrow>
    <annotation encoding="StarMath 5.0">0,3^2 + y^2 + (-0,4)^2 - 2 cdot -0,4 cdot y  = 0,36 sup 2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^2 - 0,8y + 0,1204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sub>
        <mi>y</mi>
        <mi mathvariant="italic">formel</mi>
      </msub>
      <mo stretchy="false">=</mo>
      <mrow>
        <msubsup>
          <mi mathvariant="italic">ax</mi>
          <mi mathvariant="italic">formel</mi>
          <mn>2</mn>
        </msubsup>
        <mo stretchy="false">+</mo>
        <msub>
          <mi mathvariant="italic">bx</mi>
          <mi mathvariant="italic">formel</mi>
        </msub>
        <mo stretchy="false">+</mo>
        <mi>c</mi>
      </mrow>
    </mrow>
    <annotation encoding="StarMath 5.0">y_formel = ax_formel^2 + bx_formel +c</annotation>
  </semantics>
</math>
</file>

<file path=Object 31/content.xml><?xml version="1.0" encoding="utf-8"?>
<math xmlns="http://www.w3.org/1998/Math/MathML" display="block">
  <semantics>
    <mrow>
      <msub>
        <mi>x</mi>
        <mi mathvariant="italic">formel</mi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formel = { -b +- sqrt{b^2 - 4ac} } over { 2a }</annotation>
  </semantics>
</math>
</file>

<file path=Object 32/content.xml><?xml version="1.0" encoding="utf-8"?>
<math xmlns="http://www.w3.org/1998/Math/MathML" display="block">
  <semantics>
    <mrow>
      <msub>
        <mi>x</mi>
        <mi mathvariant="italic">formel</mi>
      </msub>
      <mo stretchy="false">=</mo>
      <mi>y</mi>
    </mrow>
    <annotation encoding="StarMath 5.0">x_formel = y</annotation>
  </semantics>
</math>
</file>

<file path=Object 33/content.xml><?xml version="1.0" encoding="utf-8"?>
<math xmlns="http://www.w3.org/1998/Math/MathML" display="block">
  <semantics>
    <mrow>
      <mi>y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0,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n>0,1204</mn>
              </mrow>
            </mrow>
          </msqrt>
        </mrow>
        <mrow>
          <mn>2</mn>
          <mo stretchy="false">⋅</mo>
          <mn>1</mn>
        </mrow>
      </mfrac>
      <mo stretchy="false">=</mo>
      <mfrac>
        <mrow>
          <mn>0,8</mn>
          <mo stretchy="false">±</mo>
          <msqrt>
            <mn>0,1584</mn>
          </msqrt>
        </mrow>
        <mn>2</mn>
      </mfrac>
    </mrow>
    <annotation encoding="StarMath 5.0">y = { -(-0,8) +- sqrt{(-0,8)^2 - 4 cdot 1 cdot 0,1204} } over { 2 cdot 1 } = { 0,8 +- sqrt{0,1584} } over { 2 }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n>0,8</mn>
          <mo stretchy="false">−</mo>
          <msqrt>
            <mn>0,1584</mn>
          </msqrt>
        </mrow>
        <mn>2</mn>
      </mfrac>
      <mo stretchy="false">=</mo>
      <mn>0.20</mn>
    </mrow>
    <annotation encoding="StarMath 5.0">y_1 = { 0,8 - sqrt{0,1584} } over { 2 } = 0.20</annotation>
  </semantics>
</math>
</file>

<file path=Object 35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n>0,8</mn>
          <mo stretchy="false">+</mo>
          <msqrt>
            <mn>0,1584</mn>
          </msqrt>
        </mrow>
        <mn>2</mn>
      </mfrac>
      <mo stretchy="false">=</mo>
      <mn>0.60</mn>
    </mrow>
    <annotation encoding="StarMath 5.0">y_2 = { 0,8 + sqrt{0,1584} } over { 2 } = 0.60</annotation>
  </semantics>
</math>
</file>

<file path=Object 36/content.xml><?xml version="1.0" encoding="utf-8"?>
<math xmlns="http://www.w3.org/1998/Math/MathML" display="block">
  <semantics>
    <mrow>
      <mrow>
        <msup>
          <mi>b</mi>
          <mn>2</mn>
        </msup>
        <mo stretchy="false">−</mo>
        <mn>4</mn>
      </mrow>
      <mrow>
        <mi mathvariant="italic">ac</mi>
        <mo stretchy="false">=</mo>
        <mrow>
          <msup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b^2 - 4ac = ( -0,8 )^2 - 4 cdot 1 cdot 0,1204 = 0,1584 &gt; 0</annotation>
  </semantics>
</math>
</file>

<file path=Object 37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38/content.xml><?xml version="1.0" encoding="utf-8"?>
<math xmlns="http://www.w3.org/1998/Math/MathML" display="block">
  <semantics>
    <mrow>
      <mtext>l: </mtext>
      <mrow>
        <mi>y</mi>
        <mo stretchy="false">=</mo>
        <mn>28,6</mn>
      </mrow>
      <mrow>
        <mi>x</mi>
        <mo stretchy="false">−</mo>
        <mn>8,18</mn>
      </mrow>
    </mrow>
    <annotation encoding="StarMath 5.0">"l: " y = 28,6x - 8,18</annotation>
  </semantics>
</math>
</file>

<file path=Object 39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,</mi>
            <mn>0,4</mn>
          </mrow>
        </mrow>
        <mo fence="true" stretchy="false">)</mo>
      </mrow>
    </mrow>
    <annotation encoding="StarMath 5.0">A = ( x_1
, y_1 ) = ( 0,3, 0,4 )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4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row>
              <mn>28,6</mn>
              <mo stretchy="false">⋅</mo>
              <mn>0,3</mn>
            </mrow>
            <mo stretchy="false">+</mo>
            <mrow>
              <mo fence="true" stretchy="false">(</mo>
              <mrow>
                <mrow>
                  <mo stretchy="false">−</mo>
                  <mn>8,18</mn>
                </mrow>
              </mrow>
              <mo fence="true" stretchy="false">)</mo>
            </mrow>
            <mo stretchy="false">−</mo>
            <mn>0,4</mn>
          </mrow>
          <msqrt>
            <mrow>
              <msup>
                <mn>28,6</mn>
                <mn>2</mn>
              </msup>
              <mo stretchy="false">+</mo>
              <mn>1</mn>
            </mrow>
          </msqrt>
        </mfrac>
      </mrow>
    </mrow>
    <annotation encoding="StarMath 5.0">dist(A, l) = { 28,6 cdot 0,3 + (-8,18) - 0,4 } over { sqrt{28,6^2 + 1} }</annotation>
  </semantics>
</math>
</file>

<file path=Object 4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42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sub>
              <mi mathvariant="italic">ax</mi>
              <mn>1</mn>
            </msub>
            <mo stretchy="false">+</mo>
            <mi>b</mi>
            <mo stretchy="false">−</mo>
            <msub>
              <mi>y</mi>
              <mn>1</mn>
            </msub>
          </mrow>
          <msqrt>
            <mrow>
              <msup>
                <mi>a</mi>
                <mn>2</mn>
              </msup>
              <mo stretchy="false">+</mo>
              <mn>1</mn>
            </mrow>
          </msqrt>
        </mfrac>
      </mrow>
    </mrow>
    <annotation encoding="StarMath 5.0">dist(A, l) = { ax_1 + b - y_1 } over { sqrt{a^2 + 1} }</annotation>
  </semantics>
</math>
</file>

<file path=Object 43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n>3.14</mn>
        <mo stretchy="false">&lt;</mo>
        <mn>0,5</mn>
      </mrow>
    </mrow>
    <annotation encoding="StarMath 5.0">dist( A, l ) = 3.14 &lt; 0,5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sub>
                  <mi>y</mi>
                  <mn>1</mn>
                </msub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x_1 )^2 + ( y - y_1 )^2 = r^2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18</mn>
                  <mo stretchy="false">−</mo>
                  <mn>0,4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18 - 0,4 )^2 = 0,5^2</annotation>
  </semantics>
</math>
</file>

<file path=Object 46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n>0,3</mn>
          <mn>2</mn>
        </msup>
        <mo stretchy="false">−</mo>
        <mrow>
          <mn>2</mn>
          <mo stretchy="false">⋅</mo>
          <mn>0,3</mn>
        </mrow>
      </mrow>
      <mrow>
        <mi>x</mi>
        <mo stretchy="false">+</mo>
        <msup>
          <mrow>
            <mo fence="true" stretchy="false">(</mo>
            <mrow>
              <mrow>
                <mn>28,6</mn>
                <mi>x</mi>
              </mrow>
            </mrow>
            <mo fence="true" stretchy="false">)</mo>
          </mrow>
          <mn>2</mn>
        </msup>
        <mo stretchy="false">+</mo>
        <msup>
          <mn>8,58</mn>
          <mn>2</mn>
        </msup>
        <mo stretchy="false">−</mo>
        <mrow>
          <mn>2</mn>
          <mo stretchy="false">⋅</mo>
          <mn>8,58</mn>
          <mo stretchy="false">⋅</mo>
          <mn>28,6</mn>
        </mrow>
      </mrow>
      <mrow>
        <mi>x</mi>
        <mo stretchy="false">=</mo>
        <mn>0,25</mn>
      </mrow>
    </mrow>
    <annotation encoding="StarMath 5.0">x^2 + 0,3^2 - 2 cdot 0,3x + (28,6x)^2 + 8,58^2 - 2 cdot 8,58 cdot 28,6x = 0,25</annotation>
  </semantics>
</math>
</file>

<file path=Object 47/content.xml><?xml version="1.0" encoding="utf-8"?>
<math xmlns="http://www.w3.org/1998/Math/MathML" display="block">
  <semantics>
    <mrow>
      <mrow>
        <msup>
          <mi>x</mi>
          <mn>2</mn>
        </msup>
        <mo stretchy="false">+</mo>
        <mn>0,09</mn>
        <mo stretchy="false">−</mo>
        <mn>0,6</mn>
      </mrow>
      <mrow>
        <mi>x</mi>
        <mo stretchy="false">+</mo>
        <mn>817,96</mn>
      </mrow>
      <mrow>
        <msup>
          <mi>x</mi>
          <mn>2</mn>
        </msup>
        <mo stretchy="false">+</mo>
        <mn>73,62</mn>
        <mo stretchy="false">−</mo>
        <mn>490,78</mn>
      </mrow>
      <mrow>
        <mi>x</mi>
        <mo stretchy="false">=</mo>
        <mn>0,25</mn>
      </mrow>
    </mrow>
    <annotation encoding="StarMath 5.0">x^2 + 0,09 - 0,6x + 817,96x^2 + 73,62 - 490,78x = 0,25</annotation>
  </semantics>
</math>
</file>

<file path=Object 48/content.xml><?xml version="1.0" encoding="utf-8"?>
<math xmlns="http://www.w3.org/1998/Math/MathML" display="block">
  <semantics>
    <mrow>
      <mrow>
        <mn>0</mn>
        <mo stretchy="false">=</mo>
        <mn>818,96</mn>
      </mrow>
      <mrow>
        <msup>
          <mi>x</mi>
          <mn>2</mn>
        </msup>
        <mo stretchy="false">−</mo>
        <mn>491,38</mn>
      </mrow>
      <mrow>
        <mi>x</mi>
        <mo stretchy="false">+</mo>
        <mn>73,46</mn>
      </mrow>
    </mrow>
    <annotation encoding="StarMath 5.0">0 = 818,96x^2 - 491,38x + 73,46</annotation>
  </semantics>
</math>
</file>

<file path=Object 49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b^2 - 4ac} } over { 2a }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50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491,3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491,3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818,96</mn>
                <mo stretchy="false">⋅</mo>
                <mn>73,46</mn>
              </mrow>
            </mrow>
          </msqrt>
        </mrow>
        <mrow>
          <mn>2</mn>
          <mo stretchy="false">⋅</mo>
          <mn>818,96</mn>
        </mrow>
      </mfrac>
    </mrow>
    <annotation encoding="StarMath 5.0">x = { -(-491,38) +- sqrt{(-491,38)^2 - 4 cdot 818,96 cdot 73,46} } over { 2 cdot 818,96 }</annotation>
  </semantics>
</math>
</file>

<file path=Object 51/content.xml><?xml version="1.0" encoding="utf-8"?>
<math xmlns="http://www.w3.org/1998/Math/MathML" display="block">
  <semantics>
    <mrow>
      <mi>x</mi>
      <mo stretchy="false">=</mo>
      <mfrac>
        <mrow>
          <mn>491,38</mn>
          <mo stretchy="false">±</mo>
          <msqrt>
            <mn>811.098</mn>
          </msqrt>
        </mrow>
        <mn>1637.92</mn>
      </mfrac>
    </mrow>
    <annotation encoding="StarMath 5.0">x = { 491,38 +- sqrt{811.098} } over { 1637.92}</annotation>
  </semantics>
</math>
</file>

<file path=Object 52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n>491,38</mn>
          <mo stretchy="false">−</mo>
          <msqrt>
            <mn>811.098</mn>
          </msqrt>
        </mrow>
        <mn>1637.92</mn>
      </mfrac>
      <mo stretchy="false">=</mo>
      <mn>0.28</mn>
    </mrow>
    <annotation encoding="StarMath 5.0">x_0 = { 491,38 - sqrt{811.098} } over { 1637.92} = 0.28</annotation>
  </semantics>
</math>
</file>

<file path=Object 53/content.xml><?xml version="1.0" encoding="utf-8"?>
<math xmlns="http://www.w3.org/1998/Math/MathML" display="block">
  <semantics>
    <mrow>
      <msub>
        <mi>x</mi>
        <mn>1</mn>
      </msub>
      <mo stretchy="false">=</mo>
      <mfrac>
        <mrow>
          <mn>491,38</mn>
          <mo stretchy="false">+</mo>
          <msqrt>
            <mn>811.098</mn>
          </msqrt>
        </mrow>
        <mn>1637.92</mn>
      </mfrac>
      <mo stretchy="false">=</mo>
      <mn>0.32</mn>
    </mrow>
    <annotation encoding="StarMath 5.0">x_1 = { 491,38 + sqrt{811.098} } over { 1637.92} = 0.32</annotation>
  </semantics>
</math>
</file>

<file path=Object 54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.32</mn>
        </mrow>
        <mo stretchy="false">−</mo>
        <mn>8,18</mn>
      </mrow>
      <mo stretchy="false">=</mo>
      <mn>17.332</mn>
    </mrow>
    <annotation encoding="StarMath 5.0">y = 28,6 cdot 0.32 -8,18 = 17.332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58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58 )^2 = 0,5^2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